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6029" officeooo:paragraph-rsid="00146029"/>
    </style:style>
    <style:style style:name="P2" style:family="paragraph" style:parent-style-name="Standard">
      <style:paragraph-properties fo:text-align="justify" style:justify-single-word="false"/>
      <style:text-properties officeooo:rsid="00146029" officeooo:paragraph-rsid="00146029"/>
    </style:style>
    <style:style style:name="P3" style:family="paragraph" style:parent-style-name="Standard">
      <style:paragraph-properties fo:text-align="justify" style:justify-single-word="false"/>
      <style:text-properties officeooo:rsid="00146029" officeooo:paragraph-rsid="001569e0"/>
    </style:style>
    <style:style style:name="P4" style:family="paragraph" style:parent-style-name="Standard">
      <style:paragraph-properties fo:text-align="justify" style:justify-single-word="false"/>
      <style:text-properties officeooo:rsid="00146029" officeooo:paragraph-rsid="0015d488"/>
    </style:style>
    <style:style style:name="P5" style:family="paragraph" style:parent-style-name="Standard">
      <style:paragraph-properties fo:text-align="justify" style:justify-single-word="false"/>
      <style:text-properties officeooo:paragraph-rsid="00146029"/>
    </style:style>
    <style:style style:name="P6" style:family="paragraph" style:parent-style-name="Standard">
      <style:paragraph-properties fo:text-align="justify" style:justify-single-word="false"/>
      <style:text-properties officeooo:rsid="0015d488" officeooo:paragraph-rsid="0015d488"/>
    </style:style>
    <style:style style:name="T1" style:family="text">
      <style:text-properties officeooo:rsid="00146029"/>
    </style:style>
    <style:style style:name="T2" style:family="text">
      <style:text-properties officeooo:rsid="001569e0"/>
    </style:style>
    <style:style style:name="T3" style:family="text">
      <style:text-properties officeooo:rsid="0015d4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(dernière version 3.6.0)</text:p>
      <text:p text:style-name="P1"/>
      <text:p text:style-name="P5"><text:span text:style-name="T1">Développé en 1993 par Guido Van Rossum </text:span>développeur néerlandais.</text:p>
      <text:p text:style-name="P5"/>
      <text:p text:style-name="P2"><text:span text:style-name="T2">C</text:span>omme la plupart des applications et outils open source, <text:span text:style-name="T3">il est </text:span>maintenu par une équipe de développeurs un peu partout dans le monde.</text:p>
      <text:p text:style-name="P3"/>
      <text:p text:style-name="P3">Conçu pour être orienté objet.</text:p>
      <text:p text:style-name="P3"/>
      <text:p text:style-name="P4"><text:span text:style-name="T2">I</text:span>l permet de se livrer à la programmation fonctionnel ou impérative, ce qui lui vaut son appellation « langage agile ».→<text:span text:style-name="T2"> </text:span></text:p>
      <text:p text:style-name="P4"/>
      <text:p text:style-name="P6">D’autres raisons : rapidité de développement(qualité propre aux langages interprètés). Grande quantité de modules fournis dans la distribution de base ainsi que le nombre d’interfaces dispo avec des bibliothèques écrites en C, C++ ou Fortan. Clarté de sa syntaxe, opposé au langage Perl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4:32:02.716535655</meta:creation-date>
    <dc:date>2017-03-06T13:50:26.947533154</dc:date>
    <meta:editing-duration>PT40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04" meta:character-count="664" meta:non-whitespace-character-count="565"/>
  </office:meta>
</office:document-meta>
</file>